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>
      <style:text-properties style:font-name="Arial"/>
    </style:style>
    <style:style style:name="P3" style:parent-style-name="Textbody" style:family="paragraph">
      <style:text-properties style:font-name="Arial"/>
    </style:style>
    <style:style style:name="P4" style:parent-style-name="Textbody" style:list-style-name="LFO1" style:family="paragraph">
      <style:text-properties style:font-name="Arial"/>
    </style:style>
    <style:style style:name="P5" style:parent-style-name="Textbody" style:list-style-name="LFO2" style:family="paragraph">
      <style:text-properties style:font-name="Arial"/>
    </style:style>
    <style:style style:name="P6" style:parent-style-name="Textbody" style:list-style-name="LFO2" style:family="paragraph">
      <style:text-properties style:font-name="Arial"/>
    </style:style>
    <style:style style:name="P7" style:parent-style-name="Textbody" style:list-style-name="LFO2" style:family="paragraph">
      <style:text-properties style:font-name="Arial"/>
    </style:style>
    <style:style style:name="P8" style:parent-style-name="Textbody" style:list-style-name="LFO2" style:family="paragraph">
      <style:text-properties style:font-name="Arial"/>
    </style:style>
    <style:style style:name="P9" style:parent-style-name="Textbody" style:list-style-name="LFO2" style:family="paragraph">
      <style:text-properties style:font-name="Arial"/>
    </style:style>
    <style:style style:name="P10" style:parent-style-name="Textbody" style:list-style-name="LFO2" style:family="paragraph">
      <style:text-properties style:font-name="Arial"/>
    </style:style>
    <style:style style:name="P11" style:parent-style-name="Textbody" style:list-style-name="LFO2" style:family="paragraph">
      <style:text-properties style:font-name="Arial"/>
    </style:style>
    <style:style style:name="P12" style:parent-style-name="Textbody" style:family="paragraph">
      <style:text-properties style:font-name="Arial"/>
    </style:style>
    <style:style style:name="P13" style:parent-style-name="Textbody" style:family="paragraph">
      <style:text-properties style:font-name="Arial"/>
    </style:style>
    <style:style style:name="P14" style:parent-style-name="Textbody" style:list-style-name="LFO3" style:family="paragraph">
      <style:text-properties style:font-name="Arial"/>
    </style:style>
    <style:style style:name="P15" style:parent-style-name="Textbody" style:list-style-name="LFO3" style:family="paragraph"/>
    <style:style style:name="T16" style:parent-style-name="Fonteparág.padrão" style:family="text">
      <style:text-properties style:font-name="Arial"/>
    </style:style>
    <style:style style:name="T17" style:parent-style-name="Fonteparág.padrão" style:family="text">
      <style:text-properties style:font-name="Arial" fo:font-style="italic" style:font-style-asian="italic" style:font-style-complex="italic"/>
    </style:style>
    <style:style style:name="T18" style:parent-style-name="Fonteparág.padrão" style:family="text">
      <style:text-properties style:font-name="Arial"/>
    </style:style>
    <style:style style:name="T19" style:parent-style-name="Fonteparág.padrão" style:family="text">
      <style:text-properties style:font-name="Arial"/>
    </style:style>
    <style:style style:name="T20" style:parent-style-name="Fonteparág.padrão" style:family="text">
      <style:text-properties style:font-name="Arial" fo:font-style="italic" style:font-style-asian="italic" style:font-style-complex="italic"/>
    </style:style>
    <style:style style:name="T21" style:parent-style-name="Fonteparág.padrão" style:family="text">
      <style:text-properties style:font-name="Arial"/>
    </style:style>
    <style:style style:name="T22" style:parent-style-name="Fonteparág.padrão" style:family="text">
      <style:text-properties style:font-name="Arial"/>
    </style:style>
    <style:style style:name="T23" style:parent-style-name="Fonteparág.padrão" style:family="text">
      <style:text-properties style:font-name="Arial"/>
    </style:style>
    <style:style style:name="P24" style:parent-style-name="Textbody" style:list-style-name="LFO3" style:family="paragraph">
      <style:text-properties style:font-name="Arial"/>
    </style:style>
    <style:style style:name="P25" style:parent-style-name="Textbody" style:list-style-name="LFO3" style:family="paragraph">
      <style:text-properties style:font-name="Arial"/>
    </style:style>
    <style:style style:name="P26" style:parent-style-name="Textbody" style:list-style-name="LFO3" style:family="paragraph">
      <style:text-properties style:font-name="Arial"/>
    </style:style>
    <style:style style:name="P27" style:parent-style-name="Textbody" style:list-style-name="LFO3" style:family="paragraph">
      <style:text-properties style:font-name="Arial"/>
    </style:style>
    <style:style style:name="P28" style:parent-style-name="Textbody" style:list-style-name="LFO3" style:family="paragraph">
      <style:text-properties style:font-name="Arial"/>
    </style:style>
    <style:style style:name="P29" style:parent-style-name="Textbody" style:family="paragraph">
      <style:text-properties style:font-name="Arial"/>
    </style:style>
  </office:automatic-styles>
  <office:body>
    <office:text text:use-soft-page-breaks="true">
      <text:p text:style-name="P1">Sistema de Controle de Egressos</text:p>
      <text:p text:style-name="P2"/>
      <text:p text:style-name="P3">O sistema tem como objetivo reunir os egressos do curso de Ciência da Computação da<text:s/><text:s/>UFJF e obter informações sobre suas atuações.</text:p>
      <text:p text:style-name="Heading3">Usuários e suas funções:</text:p>
      <text:list text:style-name="LFO1" text:continue-numbering="true">
        <text:list-item>
          <text:p text:style-name="P4">Há três tipos de usuários: Alunos, Coordenadores e Administradores;</text:p>
        </text:list-item>
      </text:list>
      <text:list text:style-name="LFO2" text:continue-numbering="true">
        <text:list-item>
          <text:p text:style-name="P5">Os Alunos e Coordenadores<text:s/>entram no sistema somente através do Facebook;</text:p>
        </text:list-item>
        <text:list-item>
          <text:p text:style-name="P6">Os<text:s/>Administradores<text:s/>entram no sistema através<text:s/>do Facebook ou<text:s/>de um sistema de login a parte, usando _ e _ (?);</text:p>
        </text:list-item>
        <text:list-item>
          <text:p text:style-name="P7"><text:s/>Em seu primeiro login<text:s/>no sistema,<text:s/>se o usuário for<text:s/>egresso, deve<text:s/>realizar<text:s/>um pequeno cadastro informando sua matrícula e turma de quando estudava na universidade e aguardar a sua aprovação;</text:p>
        </text:list-item>
        <text:list-item>
          <text:p text:style-name="P8">Os<text:s/>usuários que forem egressos<text:s/>e que forem<text:s/>aprovados<text:s/>podem<text:s/>adicionar suas atuações<text:s/>e ver as informações dos outros alunos já cadastrados. Além disso,<text:s/>podem<text:s/>indicar<text:s/>outros<text:s/>egressos<text:s/>que ainda não estejam<text:s/>cadastrados, se os<text:s/>tiver na<text:s/>sua lista de amigos do Facebook.<text:s/><text:s/>Os mesmos ainda podem<text:s/>votar na aprovação ou não uma solicitação de entrada no sistema, caso sejam da mesma turma que o solicitante;</text:p>
        </text:list-item>
        <text:list-item>
          <text:p text:style-name="P9">Os coordenadores e administradores podem aceitar ou recusar<text:s/>um usuário que<text:s/>solicitou a entrada no sistema;</text:p>
        </text:list-item>
        <text:list-item>
          <text:p text:style-name="P10">Os coordenadores<text:s/>e administradores<text:s/>também podem<text:s/>ser egressos e<text:s/>caso sejam,<text:s/>também<text:s/>devem ter<text:s/>as funcionalidades<text:s/>de egresso já listadas anteriormente;</text:p>
        </text:list-item>
        <text:list-item>
          <text:p text:style-name="P11">Os<text:s/>administradores<text:s/>também podem<text:s/>cadastrar coordenadores ao sistema;</text:p>
        </text:list-item>
      </text:list>
      <text:p text:style-name="P12"/>
      <text:p text:style-name="P13">*Uma solicitação<text:s/>deve<text:s/>ser aceita, se o usuário que<text:s/>fez login<text:s/>com o Facebook é realmente o aluno que indicou no cadastro. Os alunos podem votar para ajudar no julgamento dos coordenadores e dos<text:s/>administradores, mas cabe somente a esses a decisão final.</text:p>
      <text:p text:style-name="Heading3">Interface:</text:p>
      <text:list text:style-name="LFO3" text:continue-numbering="true">
        <text:list-item>
          <text:p text:style-name="P14">A tela inicial conta com a lista de todas as turmas, organizadas em uma grade de linhas e colunas. Ao clicar em uma turma, o sistema redireciona<text:s/>para a tela específica da turma;</text:p>
        </text:list-item>
        <text:list-item>
          <text:p text:style-name="P15"><text:span text:style-name="T16">A tela da turma é como um<text:s/></text:span><text:span text:style-name="T17">Year Book<text:s/></text:span><text:span text:style-name="T18">ou um álbum de figurinhas, contendo<text:s/></text:span><text:span text:style-name="T19">as fotos dos alunos acima de seus nomes, se o aluno está cadastrado a foto será sua foto de perfil do Facebook, caso contrário será uma imagem padrão para mostrar a ausência da mesma. Ao clicar em um usuário cadastrado, uma<text:s/></text:span><text:span text:style-name="T20">pop-up</text:span><text:span text:style-name="T21"><text:s/>é aberta contendo um pequ</text:span><text:span text:style-name="T22">eno perfi</text:span><text:span text:style-name="T23">l do aluno com as suas atuações;</text:span></text:p>
        </text:list-item>
        <text:list-item>
          <text:p text:style-name="P24">Caso o usuário seja egresso e Aluno, haverá<text:s/>uma barra de menu horizontal superior, contendo os links: Página Inicial, Minha Turma, Meu Perfil e Sair;</text:p>
        </text:list-item>
        <text:list-item>
          <text:p text:style-name="P25">Caso o usuário seja egresso e Coordenador, haverá uma barra de menu horizontal superior, contendo os links: Página Inicial, Minha Turma, Meu Perfil , Solicitações e Sair;</text:p>
        </text:list-item>
        <text:list-item>
          <text:p text:style-name="P26">Caso o usuário seja egresso e Administrador, haverá uma barra de menu horizontal superior, contendo os links: Página Inicial, Minha Turma, Meu Perfil , Solicitações, Coordenadores e Sair;</text:p>
        </text:list-item>
        <text:list-item>
          <text:p text:style-name="P27">Caso o usuário não seja egresso e seja Coordenador, haverá uma barra de menu horizontal superior, contendo os links: Página Inicial, Solicitações e Sair;</text:p>
        </text:list-item>
        <text:list-item>
          <text:p text:style-name="P28">Caso o usuário não seja egresso e seja Coordenador, haverá uma barra de menu horizontal superior, contendo os links: Página Inicial, Solicitações, Coordenadores e Sair.</text:p>
        </text:list-item>
      </text:list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hiago</meta:initial-creator>
    <dc:creator>Thiago</dc:creator>
    <meta:creation-date>2013-11-28T22:50:00Z</meta:creation-date>
    <dc:date>2013-12-03T19:02:00Z</dc:date>
    <meta:template xlink:href="Normal" xlink:type="simple"/>
    <meta:editing-cycles>1</meta:editing-cycles>
    <meta:editing-duration>PT2640S</meta:editing-duration>
    <meta:document-statistic meta:page-count="2" meta:paragraph-count="5" meta:word-count="468" meta:character-count="2991" meta:row-count="21" meta:non-whitespace-character-count="2528"/>
  </office:meta>
</office:document-meta>
</file>